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9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5:33:45.267284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9-15T05:49:33.260844752</dc:date>
    <meta:editing-duration>PT18H31M15S</meta:editing-duration>
    <meta:editing-cycles>197</meta:editing-cycles>
    <meta:generator>LibreOffice/6.4.6.2$Linux_X86_64 LibreOffice_project/40$Build-2</meta:generator>
    <meta:document-statistic meta:table-count="112" meta:cell-count="3905" meta:object-count="0"/>
  </office:meta>
</office:document-meta>
</file>